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SONAL DETAI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ll 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swo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rrent lo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b no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DUCATIONAL DETAI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ghest qualif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ucatinal type :- full time , <text:s/>part time, correspond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sing y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i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gate % in highest qualifica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OB PREFE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ust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n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job type :- permant, tempor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employment type :- full time ,part 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der :- Male, Fem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 of bir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nguage <text:s text:c="2"/>Know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ised Ev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cancy Requ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d Bran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ademic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il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07:21:20.939203015</meta:creation-date>
    <dc:date>2019-11-17T07:33:58.292977086</dc:date>
    <meta:editing-duration>PT2M27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